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UnderTesting.getHistogram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erUnderTesting.getA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njectionUsingSetterOrPropertyTest.should_initialize_spy_if_null_and_inject_m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InjectionUsingSetterOrPropertyTest.should_keep_same_instance_if_field_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njectionUsingSetterOrPropertyTest.should_inject_mocks_if_anno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UnderTesting.getA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njectionUsingSetterOrPropertyTest.should_inject_mocks_by_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InjectionUsingSetterOrPropertyTest.should_inject_sp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InjectionUsingSetterOrPropertyTest.should_initialize_annotated_field_if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ingConstructor.Throwing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njectionUsingSetterOrPropertyTest.should_insert_into_field_with_matching_name_when_multiple_fields_of_same_type_exists_in_inject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InjectionUsingSetterOrPropertyTest.should_report_nice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ockInjectionUsingSetterOrPropertyTest.enforces_new_insta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njectionUsingSetterOrPropertyTest.should_not_inject_if_not_anno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InjectionUsingSetterOrPropertyTest.should_inject_mocks_for_class_hierarchy_if_anno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InjectionUsingSetterOrPropertyTest.should_instantiate_inject_mock_field_if_poss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njectionUsingSetterOrPropertyTest.should_keep_instance_on_inject_mock_field_if_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UnderTesting.getHistogram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therBaseUnderTesting.getSearch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njectionUsingSetterOrPropertyTest.should_inject_mocks_in_s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InjectionUsingSetterOrPropertyTest.close_new_instan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